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fo:font-weight="bold" officeooo:rsid="000c366b" officeooo:paragraph-rsid="000c366b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e21ec" officeooo:paragraph-rsid="000fc2d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e21ec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fo:font-weight="bold" officeooo:rsid="000c366b" officeooo:paragraph-rsid="000c366b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officeooo:rsid="001318c2" officeooo:paragraph-rsid="001318c2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italic" fo:font-weight="normal" officeooo:rsid="000e21ec" officeooo:paragraph-rsid="000fc2dc" style:font-size-asian="9.60000038146973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0c366b" officeooo:paragraph-rsid="000c366b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0e21ec" officeooo:paragraph-rsid="000e21ec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0pt" fo:font-style="italic" fo:font-weight="normal" officeooo:rsid="000fc2dc" officeooo:paragraph-rsid="000fc2dc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0pt" fo:font-style="italic" fo:font-weight="normal" officeooo:rsid="0010c942" officeooo:paragraph-rsid="0010c942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pt" fo:font-style="italic" style:text-underline-style="none" fo:font-weight="normal" officeooo:rsid="000fc2dc" officeooo:paragraph-rsid="000fc2dc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5pt" fo:font-style="normal" fo:font-weight="bold" officeooo:rsid="0010c942" officeooo:paragraph-rsid="001152df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5pt" fo:font-style="normal" fo:font-weight="bold" officeooo:rsid="0010c942" officeooo:paragraph-rsid="0012ce48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0.5pt" fo:font-style="normal" fo:font-weight="normal" officeooo:rsid="001152df" officeooo:paragraph-rsid="001152d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12cfb3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318c2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15f5f5"/>
    </style:style>
    <style:style style:name="P18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12pt" fo:font-style="normal" fo:font-weight="bold" officeooo:rsid="000c366b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normal" fo:font-weight="bold" officeooo:rsid="000fc2dc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fo:font-style="normal" fo:font-weight="bold" officeooo:rsid="0010c942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fo:font-weight="normal" officeooo:rsid="0015f5f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0e21e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fc2dc" style:font-style-asian="normal" style:font-weight-asian="bold" style:font-style-complex="normal" style:font-weight-complex="bold"/>
    </style:style>
    <style:style style:name="T10" style:family="text">
      <style:text-properties fo:font-size="10pt" fo:font-style="normal" fo:font-weight="normal" officeooo:rsid="0012ce48" style:font-size-asian="8.75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fo:font-weight="normal" officeooo:rsid="0012cfb3" style:font-size-asian="8.75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1318c2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15007f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15f5f5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bold" officeooo:rsid="0015007f" style:font-size-asian="8.75pt" style:font-style-asian="italic" style:font-weight-asian="bold" style:font-size-complex="10pt" style:font-style-complex="italic" style:font-weight-complex="bold"/>
    </style:style>
    <style:style style:name="T16" style:family="text">
      <style:text-properties fo:font-size="15pt" fo:font-style="normal" fo:font-weight="bold" officeooo:rsid="0010c942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size="13pt" fo:font-style="normal" fo:font-weight="bold" officeooo:rsid="001152df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size="13pt" fo:font-style="normal" fo:font-weight="bold" officeooo:rsid="0010c942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size="13pt" fo:font-style="normal" fo:font-weight="bold" officeooo:rsid="001318c2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size="13pt" fo:font-style="normal" fo:font-weight="bold" officeooo:rsid="0015f5f5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size="13pt" fo:font-style="normal" fo:font-weight="normal" officeooo:rsid="0012ce48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size="13pt" fo:font-style="normal" fo:font-weight="normal" officeooo:rsid="001152df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3pt" fo:font-style="normal" fo:font-weight="normal" officeooo:rsid="0015f5f5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1152df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15f5f5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fo:background-color="#81d41a" loext:char-shading-value="0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1152df" fo:background-color="#81d41a" loext:char-shading-value="0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fo:background-color="#00a933" loext:char-shading-value="0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1152df" fo:background-color="#ffff38" loext:char-shading-value="0" style:font-size-asian="10.5pt" style:font-weight-asian="normal" style:font-size-complex="10.5pt" style:font-weight-complex="normal"/>
    </style:style>
    <style:style style:name="T31" style:family="text">
      <style:text-properties fo:font-size="10.5pt" fo:font-weight="normal" officeooo:rsid="001152df" fo:background-color="#ff0000" loext:char-shading-value="0" style:font-size-asian="10.5pt" style:font-weight-asian="normal" style:font-size-complex="10.5pt" style:font-weight-complex="normal"/>
    </style:style>
    <style:style style:name="T32" style:family="text">
      <style:text-properties fo:font-size="10.5pt" fo:font-weight="normal" officeooo:rsid="001152df" fo:background-color="#ff0000" loext:char-shading-value="0" style:font-size-asian="10.5pt" style:font-weight-asian="normal" style:font-size-complex="10.5pt" style:font-weight-complex="normal"/>
    </style:style>
    <style:style style:name="T33" style:family="text">
      <style:text-properties fo:font-size="10.5pt" fo:font-weight="normal" officeooo:rsid="001152df" fo:background-color="#e8a202" loext:char-shading-value="0" style:font-size-asian="10.5pt" style:font-weight-asian="normal" style:font-size-complex="10.5pt" style:font-weight-complex="normal"/>
    </style:style>
    <style:style style:name="T34" style:family="text">
      <style:text-properties fo:font-size="10.5pt" fo:font-weight="normal" officeooo:rsid="001152df" fo:background-color="#e8a202" loext:char-shading-value="0" style:font-size-asian="10.5pt" style:font-weight-asian="normal" style:font-size-complex="10.5pt" style:font-weight-complex="normal"/>
    </style:style>
    <style:style style:name="T35" style:family="text">
      <style:text-properties fo:font-size="14pt" officeooo:rsid="001152df" style:font-size-asian="14pt" style:font-size-complex="14pt"/>
    </style:style>
    <style:style style:name="T36" style:family="text">
      <style:text-properties fo:font-size="14pt" fo:font-style="normal" fo:font-weight="normal" officeooo:rsid="0015f5f5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bold" officeooo:rsid="0015f5f5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background-color="#ffbf00" loext:char-shading-value="0"/>
    </style:style>
    <style:style style:name="T39" style:family="text">
      <style:text-properties officeooo:rsid="0015f5f5"/>
    </style:style>
    <style:style style:name="T40" style:family="text">
      <style:text-properties fo:color="#ffffff" fo:font-size="10.5pt" fo:font-weight="normal" officeooo:rsid="001152df" fo:background-color="#ff0000" loext:char-shading-value="0" style:font-size-asian="10.5pt" style:font-weight-asian="normal" style:font-size-complex="10.5pt" style:font-weight-complex="normal"/>
    </style:style>
    <style:style style:name="T41" style:family="text">
      <style:text-properties fo:font-size="122pt" fo:font-style="normal" fo:font-weight="normal" officeooo:rsid="0015f5f5" style:font-size-asian="122pt" style:font-style-asian="normal" style:font-weight-asian="normal" style:font-size-complex="122pt" style:font-style-complex="normal" style:font-weight-complex="normal"/>
    </style:style>
    <style:style style:name="T42" style:family="text">
      <style:text-properties fo:font-size="11pt" fo:font-style="normal" fo:font-weight="normal" officeooo:rsid="0015f5f5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tr <text:span text:style-name="T1">Demo</text:span> Requirements.</text:p>
      <text:p text:style-name="P4"/>
      <text:p text:style-name="P1"/>
      <text:p text:style-name="P3"><text:span text:style-name="T3">C</text:span><text:span text:style-name="T4">l</text:span><text:span text:style-name="T3">ient-Side</text:span><text:span text:style-name="T2"> </text:span><text:span text:style-name="T3">requirements</text:span><text:span text:style-name="T2">:</text:span></text:p>
      <text:list xml:id="list2387115409" text:style-name="L1">
        <text:list-item>
          <text:p text:style-name="P7">Ability to rate friends.</text:p>
        </text:list-item>
        <text:list-item>
          <text:p text:style-name="P7">Ability to add friends</text:p>
        </text:list-item>
        <text:list-item>
          <text:p text:style-name="P7">Ability to <text:span text:style-name="T6">remove friend(s)</text:span></text:p>
        </text:list-item>
        <text:list-item>
          <text:p text:style-name="P8">Ability to ban user/friend</text:p>
        </text:list-item>
        <text:list-item>
          <text:p text:style-name="P8">Ability to have chat with friends <text:span text:style-name="T7">only</text:span></text:p>
        </text:list-item>
        <text:list-item>
          <text:p text:style-name="P11">Interactive and adaptive design </text:p>
        </text:list-item>
        <text:list-item>
          <text:p text:style-name="P11">User friendly Interface</text:p>
        </text:list-item>
        <text:list-item>
          <text:p text:style-name="P11">Always synchronized with server</text:p>
        </text:list-item>
      </text:list>
      <text:p text:style-name="P6"/>
      <text:p text:style-name="P2"><text:span text:style-name="T8">Server-</text:span><text:span text:style-name="T9">Side</text:span><text:span text:style-name="T8"> </text:span><text:span text:style-name="T9">requirements</text:span><text:span text:style-name="T8">:</text:span></text:p>
      <text:list xml:id="list509573688" text:style-name="L2">
        <text:list-item>
          <text:p text:style-name="P9">Store user data in encrypted state</text:p>
        </text:list-item>
        <text:list-item>
          <text:p text:style-name="P9">Work in multi-thread mode if needed</text:p>
        </text:list-item>
        <text:list-item>
          <text:p text:style-name="P10">Back up data every day(Decrease Interval if needed)</text:p>
        </text:list-item>
        <text:list-item>
          <text:p text:style-name="P10">If lost connection to internet back up immediately<text:line-break/></text:p>
        </text:list-item>
      </text:list>
      <text:p text:style-name="P5"><draw:line text:anchor-type="paragraph" draw:z-index="0" draw:name="Shape1" draw:style-name="gr2" draw:text-style-name="P18" svg:x1="-0.3335in" svg:y1="0.0701in" svg:x2="6.9528in" svg:y2="0.0701in"><text:p/></draw:line><text:line-break/>SERVER-SIDE<text:line-break/></text:p>
      <text:list xml:id="list4162204878" text:style-name="L3">
        <text:list-item>
          <text:p text:style-name="P12">First Lap<text:line-break/> <text:span text:style-name="T27">Designing server platform</text:span><text:span text:style-name="T24">, <text:line-break/> </text:span><text:span text:style-name="T29">Class hierarchy,</text:span></text:p>
          <text:p text:style-name="P14"><text:span text:style-name="T38">Assurances</text:span><text:line-break/></text:p>
        </text:list-item>
        <text:list-item>
          <text:p text:style-name="P13"><text:span text:style-name="T35">Second Lap</text:span><text:span text:style-name="T24"><text:line-break/> </text:span><text:span text:style-name="T30">Protocols setup</text:span><text:span text:style-name="T25">, (</text:span><text:span text:style-name="T28">TCP</text:span><text:span text:style-name="T25">, </text:span><text:span text:style-name="T40">FTP, HTTP</text:span><text:span text:style-name="T25">), // </text:span><text:span text:style-name="T26">FRP and HTTP should be done later</text:span><text:span text:style-name="T25"><text:line-break/></text:span><text:span text:style-name="T34"> DB Setup (SQL)</text:span><text:span text:style-name="T25"><text:line-break/> </text:span><text:span text:style-name="T26">User Class Design and implementation in server-side</text:span><text:span text:style-name="T25"><text:line-break/> Create API – s for Server-DB conversation <text:line-break/> Tests.<text:line-break/></text:span></text:p>
        </text:list-item>
        <text:list-item>
          <text:p text:style-name="P15"><draw:line text:anchor-type="paragraph" draw:z-index="1" draw:name="Shape2" draw:style-name="gr1" draw:text-style-name="P18" svg:x1="-0.7811in" svg:y1="1.0571in" svg:x2="7.4791in" svg:y2="1.0571in"><text:p/></draw:line><text:span text:style-name="T17">Third Lap</text:span><text:span text:style-name="T21"><text:line-break/></text:span><text:span text:style-name="T10">Setting up API-s to <text:s/></text:span><text:span text:style-name="T12">interact </text:span><text:span text:style-name="T10">with clients. (With particular protocol).<text:line-break/></text:span><text:span text:style-name="T11">Encryption engine implementation.<text:line-break/>Test<text:line-break/>Integrating encryption engine into server protocols.<text:line-break/>Test<text:line-break/><text:line-break/></text:span><text:span text:style-name="T19">CLIENT-SIDE</text:span><text:span text:style-name="T11"><text:line-break/></text:span></text:p>
        </text:list-item>
        <text:list-item>
          <text:p text:style-name="P16"><text:span text:style-name="T19">Fourth Lap</text:span><text:span text:style-name="T10"><text:line-break/></text:span><text:span text:style-name="T12">Designing client app for desktop<text:line-break/>Wireframe client app<text:line-break/>Create class hierarchy for client app.<text:line-break/>Assurances<text:line-break/>Create client-side backup </text:span><text:span text:style-name="T14">engine</text:span><text:span text:style-name="T12">. <text:line-break/>Create file-management-engine<text:line-break/>Create file-backup system<text:line-break/>Tests<text:line-break/></text:span></text:p>
        </text:list-item>
        <text:list-item>
          <text:p text:style-name="P17"><text:span text:style-name="T19">Fifth Lap<text:line-break/></text:span><text:span text:style-name="T12">Integrating encryption engine into backup system</text:span><text:span text:style-name="T19"><text:line-break/></text:span><text:span text:style-name="T12">Setup Protocols to interact with server</text:span></text:p>
        </text:list-item>
        <text:list-item>
          <text:p text:style-name="P17"><text:soft-page-break/><text:span text:style-name="T37">Sixth Lap</text:span><text:span text:style-name="T14"><text:line-break/>Designing UI for client side desktop application</text:span></text:p>
          <text:p text:style-name="P17"><text:span text:style-name="T42">Design class hierarchy for client-side desktop app<text:line-break/></text:span><text:span text:style-name="T19"><text:line-break/></text:span><text:span text:style-name="T12">Integrating already created encryption engine into client-side APIs <text:line-break/></text:span><text:span text:style-name="T13">Tests</text:span><text:span text:style-name="T12"><text:line-break/><text:line-break/><text:line-break/></text:span><text:span text:style-name="T10"><text:line-break/><text:line-break/></text:span><text:span text:style-name="T17"><text:line-break/></text:span><text:span text:style-name="T22"><text:line-break/><text:line-break/> </text:span><text:span text:style-name="T17"><text:line-break/> <text:line-break/></text:span><text:span text:style-name="T18"><text:line-break/><text:tab/><text:line-break/></text:span><text:span text:style-name="T16"><text:tab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8:40:07.773411214</meta:creation-date>
    <dc:date>2021-08-18T18:52:53.186130584</dc:date>
    <meta:editing-duration>PT1H31M3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218" meta:character-count="1483" meta:non-whitespace-character-count="1268"/>
  </office:meta>
</office:document-meta>
</file>